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#include &lt;stdio.h&gt;</text:p>
      <text:p text:style-name="Preformatted_20_Text">#include &lt;limits.h&gt;</text:p>
      <text:p text:style-name="Preformatted_20_Text"></text:p>
      <text:p text:style-name="Preformatted_20_Text">#define MAX_PARTITIONS 5</text:p>
      <text:p text:style-name="Preformatted_20_Text">#define MAX_PROCESSES 4</text:p>
      <text:p text:style-name="Preformatted_20_Text"></text:p>
      <text:p text:style-name="Preformatted_20_Text">void firstFit(int partitions[], int n_partitions, int processes[], int n_processes) {</text:p>
      <text:p text:style-name="Preformatted_20_Text"><text:s text:c="4"/>int allocation[MAX_PROCESSES];</text:p>
      <text:p text:style-name="Preformatted_20_Text"><text:s text:c="4"/></text:p>
      <text:p text:style-name="Preformatted_20_Text"><text:s text:c="4"/>// Initialize allocation array with -1</text:p>
      <text:p text:style-name="Preformatted_20_Text"><text:s text:c="4"/>for (int i = 0; i &lt; n_processes; i++)</text:p>
      <text:p text:style-name="Preformatted_20_Text"><text:s text:c="8"/>allocation[i] = -1;</text:p>
      <text:p text:style-name="Preformatted_20_Text"><text:s text:c="4"/></text:p>
      <text:p text:style-name="Preformatted_20_Text"><text:soft-page-break/><text:s text:c="4"/>// Allocate memory to each process using First Fit</text:p>
      <text:p text:style-name="Preformatted_20_Text"><text:s text:c="4"/>for (int i = 0; i &lt; n_processes; i++) {</text:p>
      <text:p text:style-name="Preformatted_20_Text"><text:s text:c="8"/>for (int j = 0; j &lt; n_partitions; j++) {</text:p>
      <text:p text:style-name="Preformatted_20_Text"><text:s text:c="12"/>if (partitions[j] &gt;= processes[i]) {</text:p>
      <text:p text:style-name="Preformatted_20_Text"><text:s text:c="16"/>allocation[i] = j;</text:p>
      <text:p text:style-name="Preformatted_20_Text"><text:s text:c="16"/>partitions[j] -= processes[i];</text:p>
      <text:p text:style-name="Preformatted_20_Text"><text:s text:c="16"/>break;</text:p>
      <text:p text:style-name="Preformatted_20_Text"><text:s text:c="12"/>}</text:p>
      <text:p text:style-name="Preformatted_20_Text"><text:s text:c="8"/>}</text:p>
      <text:p text:style-name="Preformatted_20_Text"><text:s text:c="4"/>}</text:p>
      <text:p text:style-name="Preformatted_20_Text"><text:s text:c="4"/></text:p>
      <text:p text:style-name="Preformatted_20_Text"><text:s text:c="4"/>// Print allocation results</text:p>
      <text:p text:style-name="Preformatted_20_Text"><text:s text:c="4"/>printf("\nFirst Fit Allocation:\n");</text:p>
      <text:p text:style-name="Preformatted_20_Text"><text:s text:c="4"/>for (int i = 0; i &lt; n_processes; i++) {</text:p>
      <text:p text:style-name="Preformatted_20_Text"><text:s text:c="8"/>printf("Process %d: ", i + 1);</text:p>
      <text:p text:style-name="Preformatted_20_Text"><text:s text:c="8"/>if (allocation[i] != -1)</text:p>
      <text:p text:style-name="Preformatted_20_Text"><text:s text:c="12"/>printf("Allocated to Partition %d\n", allocation[i] + 1);</text:p>
      <text:p text:style-name="Preformatted_20_Text"><text:s text:c="8"/>else</text:p>
      <text:p text:style-name="Preformatted_20_Text"><text:s text:c="12"/>printf("Not Allocated\n"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bestFit(int partitions[], int n_partitions, int processes[], int n_processes) {</text:p>
      <text:p text:style-name="Preformatted_20_Text"><text:s text:c="4"/>int allocation[MAX_PROCESSES];</text:p>
      <text:p text:style-name="Preformatted_20_Text"><text:s text:c="4"/></text:p>
      <text:p text:style-name="Preformatted_20_Text"><text:s text:c="4"/>// Initialize allocation array with -1</text:p>
      <text:p text:style-name="Preformatted_20_Text"><text:s text:c="4"/>for (int i = 0; i &lt; n_processes; i++)</text:p>
      <text:p text:style-name="Preformatted_20_Text"><text:s text:c="8"/>allocation[i] = -1;</text:p>
      <text:p text:style-name="Preformatted_20_Text"><text:s text:c="4"/></text:p>
      <text:p text:style-name="Preformatted_20_Text"><text:s text:c="4"/>// Allocate memory to each process using Best Fit</text:p>
      <text:p text:style-name="Preformatted_20_Text"><text:s text:c="4"/>for (int i = 0; i &lt; n_processes; i++) {</text:p>
      <text:p text:style-name="Preformatted_20_Text"><text:s text:c="8"/>int best_idx = -1;</text:p>
      <text:p text:style-name="Preformatted_20_Text"><text:s text:c="8"/>int min_diff = INT_MAX;</text:p>
      <text:p text:style-name="Preformatted_20_Text"><text:s text:c="8"/></text:p>
      <text:p text:style-name="Preformatted_20_Text"><text:s text:c="8"/>for (int j = 0; j &lt; n_partitions; j++) {</text:p>
      <text:p text:style-name="Preformatted_20_Text"><text:s text:c="12"/>if (partitions[j] &gt;= processes[i]) {</text:p>
      <text:p text:style-name="Preformatted_20_Text"><text:s text:c="16"/>if (partitions[j] - processes[i] &lt; min_diff) {</text:p>
      <text:p text:style-name="Preformatted_20_Text"><text:s text:c="20"/>min_diff = partitions[j] - processes[i];</text:p>
      <text:p text:style-name="Preformatted_20_Text"><text:s text:c="20"/>best_idx = j;</text:p>
      <text:p text:style-name="Preformatted_20_Text"><text:s text:c="16"/>}</text:p>
      <text:p text:style-name="Preformatted_20_Text"><text:s text:c="12"/>}</text:p>
      <text:p text:style-name="Preformatted_20_Text"><text:s text:c="8"/>}</text:p>
      <text:p text:style-name="Preformatted_20_Text"><text:s text:c="8"/></text:p>
      <text:p text:style-name="Preformatted_20_Text"><text:s text:c="8"/>if (best_idx != -1) {</text:p>
      <text:p text:style-name="Preformatted_20_Text"><text:s text:c="12"/>allocation[i] = best_idx;</text:p>
      <text:p text:style-name="Preformatted_20_Text"><text:s text:c="12"/>partitions[best_idx] -= processes[i];</text:p>
      <text:p text:style-name="Preformatted_20_Text"><text:s text:c="8"/>}</text:p>
      <text:p text:style-name="Preformatted_20_Text"><text:s text:c="4"/>}</text:p>
      <text:p text:style-name="Preformatted_20_Text"><text:s text:c="4"/></text:p>
      <text:p text:style-name="Preformatted_20_Text"><text:s text:c="4"/>// Print allocation results</text:p>
      <text:p text:style-name="Preformatted_20_Text"><text:s text:c="4"/>printf("\nBest Fit Allocation:\n");</text:p>
      <text:p text:style-name="Preformatted_20_Text"><text:s text:c="4"/>for (int i = 0; i &lt; n_processes; i++) {</text:p>
      <text:p text:style-name="Preformatted_20_Text"><text:s text:c="8"/>printf("Process %d: ", i + 1);</text:p>
      <text:p text:style-name="Preformatted_20_Text"><text:s text:c="8"/>if (allocation[i] != -1)</text:p>
      <text:p text:style-name="Preformatted_20_Text"><text:s text:c="12"/>printf("Allocated to Partition %d\n", allocation[i] + 1);</text:p>
      <text:p text:style-name="Preformatted_20_Text"><text:s text:c="8"/>else</text:p>
      <text:p text:style-name="Preformatted_20_Text"><text:s text:c="12"/>printf("Not Allocated\n"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worstFit(int partitions[], int n_partitions, int processes[], int n_processes) {</text:p>
      <text:p text:style-name="Preformatted_20_Text"><text:s text:c="4"/>int allocation[MAX_PROCESSES];</text:p>
      <text:p text:style-name="Preformatted_20_Text"><text:soft-page-break/><text:s text:c="4"/></text:p>
      <text:p text:style-name="Preformatted_20_Text"><text:s text:c="4"/>// Initialize allocation array with -1</text:p>
      <text:p text:style-name="Preformatted_20_Text"><text:s text:c="4"/>for (int i = 0; i &lt; n_processes; i++)</text:p>
      <text:p text:style-name="Preformatted_20_Text"><text:s text:c="8"/>allocation[i] = -1;</text:p>
      <text:p text:style-name="Preformatted_20_Text"><text:s text:c="4"/></text:p>
      <text:p text:style-name="Preformatted_20_Text"><text:s text:c="4"/>// Allocate memory to each process using Worst Fit</text:p>
      <text:p text:style-name="Preformatted_20_Text"><text:s text:c="4"/>for (int i = 0; i &lt; n_processes; i++) {</text:p>
      <text:p text:style-name="Preformatted_20_Text"><text:s text:c="8"/>int worst_idx = -1;</text:p>
      <text:p text:style-name="Preformatted_20_Text"><text:s text:c="8"/>int max_diff = -1;</text:p>
      <text:p text:style-name="Preformatted_20_Text"><text:s text:c="8"/></text:p>
      <text:p text:style-name="Preformatted_20_Text"><text:s text:c="8"/>for (int j = 0; j &lt; n_partitions; j++) {</text:p>
      <text:p text:style-name="Preformatted_20_Text"><text:s text:c="12"/>if (partitions[j] &gt;= processes[i]) {</text:p>
      <text:p text:style-name="Preformatted_20_Text"><text:s text:c="16"/>if (partitions[j] &gt; max_diff) {</text:p>
      <text:p text:style-name="Preformatted_20_Text"><text:s text:c="20"/>max_diff = partitions[j];</text:p>
      <text:p text:style-name="Preformatted_20_Text"><text:s text:c="20"/>worst_idx = j;</text:p>
      <text:p text:style-name="Preformatted_20_Text"><text:s text:c="16"/>}</text:p>
      <text:p text:style-name="Preformatted_20_Text"><text:s text:c="12"/>}</text:p>
      <text:p text:style-name="Preformatted_20_Text"><text:s text:c="8"/>}</text:p>
      <text:p text:style-name="Preformatted_20_Text"><text:s text:c="8"/></text:p>
      <text:p text:style-name="Preformatted_20_Text"><text:s text:c="8"/>if (worst_idx != -1) {</text:p>
      <text:p text:style-name="Preformatted_20_Text"><text:s text:c="12"/>allocation[i] = worst_idx;</text:p>
      <text:p text:style-name="Preformatted_20_Text"><text:s text:c="12"/>partitions[worst_idx] -= processes[i];</text:p>
      <text:p text:style-name="Preformatted_20_Text"><text:s text:c="8"/>}</text:p>
      <text:p text:style-name="Preformatted_20_Text"><text:s text:c="4"/>}</text:p>
      <text:p text:style-name="Preformatted_20_Text"><text:s text:c="4"/></text:p>
      <text:p text:style-name="Preformatted_20_Text"><text:s text:c="4"/>// Print allocation results</text:p>
      <text:p text:style-name="Preformatted_20_Text"><text:s text:c="4"/>printf("\nWorst Fit Allocation:\n");</text:p>
      <text:p text:style-name="Preformatted_20_Text"><text:s text:c="4"/>for (int i = 0; i &lt; n_processes; i++) {</text:p>
      <text:p text:style-name="Preformatted_20_Text"><text:s text:c="8"/>printf("Process %d: ", i + 1);</text:p>
      <text:p text:style-name="Preformatted_20_Text"><text:s text:c="8"/>if (allocation[i] != -1)</text:p>
      <text:p text:style-name="Preformatted_20_Text"><text:s text:c="12"/>printf("Allocated to Partition %d\n", allocation[i] + 1);</text:p>
      <text:p text:style-name="Preformatted_20_Text"><text:s text:c="8"/>else</text:p>
      <text:p text:style-name="Preformatted_20_Text"><text:s text:c="12"/>printf("Not Allocated\n"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// int partitions[] = {200, 400, 600, 800, 300, 250};</text:p>
      <text:p text:style-name="Preformatted_20_Text"><text:s text:c="4"/>// int processes[] = {357, 210, 468, 491};</text:p>
      <text:p text:style-name="Preformatted_20_Text"><text:s text:c="4"/>int partitions[] = {150, 350};</text:p>
      <text:p text:style-name="Preformatted_20_Text"><text:s text:c="4"/>int processes[] = {300, 25, 125, 50};</text:p>
      <text:p text:style-name="Preformatted_20_Text"><text:s text:c="4"/>int n_partitions = sizeof(partitions) / sizeof(partitions[0]);</text:p>
      <text:p text:style-name="Preformatted_20_Text"><text:s text:c="4"/>int n_processes = sizeof(processes) / sizeof(processes[0]);</text:p>
      <text:p text:style-name="Preformatted_20_Text"><text:s text:c="4"/></text:p>
      <text:p text:style-name="Preformatted_20_Text"><text:s text:c="4"/>int temp_partitions[MAX_PARTITIONS];</text:p>
      <text:p text:style-name="Preformatted_20_Text"><text:s text:c="4"/></text:p>
      <text:p text:style-name="Preformatted_20_Text"><text:s text:c="4"/>// First Fit</text:p>
      <text:p text:style-name="Preformatted_20_Text"><text:s text:c="4"/>for (int i = 0; i &lt; n_partitions; i++)</text:p>
      <text:p text:style-name="Preformatted_20_Text"><text:s text:c="8"/>temp_partitions[i] = partitions[i];</text:p>
      <text:p text:style-name="Preformatted_20_Text"><text:s text:c="4"/>firstFit(temp_partitions, n_partitions, processes, n_processes);</text:p>
      <text:p text:style-name="Preformatted_20_Text"><text:s text:c="4"/></text:p>
      <text:p text:style-name="Preformatted_20_Text"><text:s text:c="4"/>// Best Fit</text:p>
      <text:p text:style-name="Preformatted_20_Text"><text:s text:c="4"/>for (int i = 0; i &lt; n_partitions; i++)</text:p>
      <text:p text:style-name="Preformatted_20_Text"><text:s text:c="8"/>temp_partitions[i] = partitions[i];</text:p>
      <text:p text:style-name="Preformatted_20_Text"><text:s text:c="4"/>bestFit(temp_partitions, n_partitions, processes, n_processes);</text:p>
      <text:p text:style-name="Preformatted_20_Text"><text:s text:c="4"/></text:p>
      <text:p text:style-name="Preformatted_20_Text"><text:s text:c="4"/>// Worst Fit</text:p>
      <text:p text:style-name="Preformatted_20_Text"><text:s text:c="4"/>for (int i = 0; i &lt; n_partitions; i++)</text:p>
      <text:p text:style-name="Preformatted_20_Text"><text:s text:c="8"/>temp_partitions[i] = partitions[i];</text:p>
      <text:p text:style-name="Preformatted_20_Text"><text:s text:c="4"/>worstFit(temp_partitions, n_partitions, processes, n_processes);</text:p>
      <text:p text:style-name="Preformatted_20_Text"><text:s text:c="4"/></text:p>
      <text:p text:style-name="Preformatted_20_Text"><text:s text:c="4"/>return 0;</text:p>
      <text:p text:style-name="Preformatted_20_Text">}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AR PL SungtiL GB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3" meta:paragraph-count="188" meta:word-count="510" meta:character-count="4287" meta:non-whitespace-character-count="2812"/>
    <meta:generator>LibreOffice/7.4.7.2$Linux_X86_64 LibreOffice_project/40$Build-2</meta:generator>
  </office:meta>
</office:document-meta>
</file>